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2854"/>
    </style:style>
    <style:style style:name="P2" style:family="paragraph" style:parent-style-name="Header">
      <style:paragraph-properties fo:text-align="end" style:justify-single-word="false"/>
      <style:text-properties officeooo:rsid="00082854" officeooo:paragraph-rsid="000828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<text:s/>sudo apt-get update</text:p>
      <text:p text:style-name="Standard"><text:s text:c="4"/>cd /usr/src</text:p>
      <text:p text:style-name="Standard"><text:s text:c="4"/>sudo git clone https://github.com/raspberrypi/linux.git</text:p>
      <text:p text:style-name="Standard"><text:s text:c="4"/>mv linux linux`uname -r`</text:p>
      <text:p text:style-name="Standard"><text:s text:c="4"/>make mrproper</text:p>
      <text:p text:style-name="Standard"><text:s text:c="4"/>sudo modprobe configs</text:p>
      <text:p text:style-name="Standard"><text:s text:c="4"/>cp /proc/config.gz /usr/src/linux4.9.59-v7+</text:p>
      <text:p text:style-name="Standard"><text:s text:c="4"/>gunzip config.gz</text:p>
      <text:p text:style-name="Standard"><text:s text:c="4"/>mv config.gz .config</text:p>
      <text:p text:style-name="Standard"><text:s text:c="4"/>cd /boot</text:p>
      <text:p text:style-name="Standard"><text:s text:c="4"/>sudo wget https://github.com/Hexxeh/rpi-firmware/blob/master/Module7.symver</text:p>
      <text:p text:style-name="Standard"><text:s text:c="4"/>cd /usr/src/linux4.9.59-v7+</text:p>
      <text:p text:style-name="Standard"><text:s text:c="4"/>sudo ln -s /boot/Module7.symvers Module.symvers</text:p>
      <text:p text:style-name="Standard"><text:s text:c="4"/>sudo apt-get install bc</text:p>
      <text:p text:style-name="Standard"><text:s text:c="4"/>sudo make modules_prepare</text:p>
      <text:p text:style-name="Standard"><text:s text:c="4"/>cd /lib/modules/4.9.59-v7+</text:p>
      <text:p text:style-name="Standard"><text:s text:c="4"/>sudo ln -s /lib/modules/4.9.59-v7+ build</text:p>
      <text:p text:style-name="Standard"><text:s text:c="4"/>sudo ln -s build source</text:p>
      <text:p text:style-name="Standard">2. a. 0 pass, a fail, -0 pass, +0 pass</text:p>
      <text:p text:style-name="Standard"><text:s text:c="3"/>b. r"^((\\s*[+-]?))([0-9]+\\.?[0-9]*$|[0-9]*\\.[0-9]+$)"</text:p>
      <text:p text:style-name="Standard"/>
      <text:p text:style-name="Standard">3.</text:p>
      <text:p text:style-name="Standard">#include &lt;stdio.h&gt;</text:p>
      <text:p text:style-name="Standard">#include &lt;regex.h&gt;</text:p>
      <text:p text:style-name="Standard">/*</text:p>
      <text:p text:style-name="Standard"><text:s/>* Jason Millette</text:p>
      <text:p text:style-name="Standard"><text:s/>* 2/18/2018</text:p>
      <text:p text:style-name="Standard"><text:s/>* float match</text:p>
      <text:p text:style-name="Standard"><text:s/>* ECE331</text:p>
      <text:p text:style-name="Standard"><text:s/>*/</text:p>
      <text:p text:style-name="Standard"/>
      <text:p text:style-name="Standard">int main(int argc, char *argv[])</text:p>
      <text:p text:style-name="Standard">/*</text:p>
      <text:p text:style-name="Standard"><text:s/>* increments through</text:p>
      <text:p text:style-name="Standard"><text:s/>* all arguments and</text:p>
      <text:p text:style-name="Standard"><text:s/>* tests for matches</text:p>
      <text:p text:style-name="Standard"><text:s/>* then prints results</text:p>
      <text:p text:style-name="Standard"><text:s/>*/</text:p>
      <text:p text:style-name="Standard">{</text:p>
      <text:p text:style-name="Standard"><text:s text:c="4"/>int match;</text:p>
      <text:p text:style-name="Standard"><text:s text:c="4"/>char *regularExpression = "^((\\s*[+-]?))([0-9]+\\.?[0-9]*$|[0-9]*\\.[0-9]+$)";</text:p>
      <text:p text:style-name="Standard"><text:s text:c="4"/>regex_t re;</text:p>
      <text:p text:style-name="Standard"><text:s text:c="4"/>if (argc &lt; 2) { <text:s text:c="4"/>//checks for arguments</text:p>
      <text:p text:style-name="Standard"><text:s text:c="8"/>printf("You must enter a test\n");</text:p>
      <text:p text:style-name="Standard"><text:soft-page-break/><text:s text:c="8"/>return 1;</text:p>
      <text:p text:style-name="Standard"><text:s text:c="4"/>}</text:p>
      <text:p text:style-name="Standard"/>
      <text:p text:style-name="Standard"><text:s text:c="4"/>for (int i = 1; i &lt; argc; i++) { <text:s text:c="4"/>//checks for errors</text:p>
      <text:p text:style-name="Standard"><text:s text:c="8"/>if (regcomp(&amp;re, regularExpression, REG_EXTENDED) != 0) {</text:p>
      <text:p text:style-name="P1"><text:s text:c="12"/>printf("error occured\n"); <text:s text:c="10"/></text:p>
      <text:p text:style-name="P1"><text:tab/>return 2;</text:p>
      <text:p text:style-name="Standard"><text:s text:c="8"/>}</text:p>
      <text:p text:style-name="Standard"/>
      <text:p text:style-name="Standard"><text:s text:c="8"/>match = regexec(&amp;re, argv[i], <text:s/>0, NULL, 0);</text:p>
      <text:p text:style-name="Standard"><text:s text:c="8"/>regfree(&amp;re); <text:s/>//frees memory</text:p>
      <text:p text:style-name="Standard"><text:s text:c="8"/>if (!match)</text:p>
      <text:p text:style-name="Standard"><text:s text:c="12"/>printf("%s -&gt; pass\n",argv[i]);</text:p>
      <text:p text:style-name="Standard"><text:s text:c="8"/>else</text:p>
      <text:p text:style-name="Standard"><text:s text:c="12"/>printf("%s fail\n",argv[i]);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/>
      <text:p text:style-name="Standard">4. source code for script</text:p>
      <text:p text:style-name="Standard">import subprocess</text:p>
      <text:p text:style-name="Standard">import sys</text:p>
      <text:p text:style-name="Standard"/>
      <text:p text:style-name="Standard">from subprocess import call</text:p>
      <text:p text:style-name="Standard">for r in sys.stdin.readlines():</text:p>
      <text:p text:style-name="Standard"><text:s text:c="4"/>call(["./float",r)</text:p>
      <text:p text:style-name="Standard"/>
      <text:p text:style-name="P1">command passed </text:p>
      <text:p text:style-name="P1">./testScript &lt; test</text:p>
      <text:p text:style-name="Standard"/>
      <text:p text:style-name="Standard">5. dpkg-query -f='\n' -W *[+,-,.]*[0-9] | wc -l</text:p>
      <text:p text:style-name="Standard"/>
      <text:p text:style-name="Standard">6. ^[0-9]{2-3}$</text:p>
      <text:p text:style-name="Standard"/>
      <text:p text:style-name="Standard">7. man -P 'less -p "-Wtemplates \("' g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82854" officeooo:paragraph-rsid="0008285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ason Millette</text:p>
        <text:p text:style-name="MP1">2/19/2018</text:p>
        <text:p text:style-name="MP1">ECE331</text:p>
        <text:p text:style-name="MP1">Homework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5:17:45.106631043</meta:creation-date>
    <dc:date>2018-02-19T15:22:47.536939432</dc:date>
    <meta:editing-duration>PT5M2S</meta:editing-duration>
    <meta:editing-cycles>1</meta:editing-cycles>
    <meta:generator>LibreOffice/5.4.2.2$Linux_X86_64 LibreOffice_project/40m0$Build-2</meta:generator>
    <meta:document-statistic meta:table-count="0" meta:image-count="0" meta:object-count="0" meta:page-count="2" meta:paragraph-count="73" meta:word-count="228" meta:character-count="1844" meta:non-whitespace-character-count="1448"/>
  </office:meta>
</office:document-meta>
</file>